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German</text:p>
          </table:table-cell>
          <table:table-cell office:value-type="string">
            <text:p>English</text:p>
          </table:table-cell>
          <table:table-cell office:value-type="string">
            <text:p>RT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turns</text:p>
          </table:table-cell>
          <table:table-cell office:value-type="string">
            <text:p>view</text:p>
          </table:table-cell>
        </table:table-row>
        <table:table-row table:style-name="ro1">
          <table:table-cell office:value-type="string">
            <text:p>Perlboote</text:p>
          </table:table-cell>
          <table:table-cell office:value-type="string">
            <text:p>Nautilus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Ammonit</text:p>
          </table:table-cell>
          <table:table-cell office:value-type="string">
            <text:p>Ammonite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urmschnecke</text:p>
          </table:table-cell>
          <table:table-cell office:value-type="string">
            <text:p>Tower shel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inbergschnecke</text:p>
          </table:table-cell>
          <table:table-cell office:value-type="string">
            <text:p>Roman sna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esmuschel</text:p>
          </table:table-cell>
          <table:table-cell office:value-type="string">
            <text:p>Mussel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hnfüßer</text:p>
          </table:table-cell>
          <table:table-cell office:value-type="string">
            <text:p>Tusk shell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90">
            <text:p>9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8">18/03/2021</text:date>, <text:time>13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are</meta:initial-creator>
    <meta:creation-date>2021-03-18T13:39:15.40</meta:creation-date>
    <dc:date>2021-03-18T13:42:14.28</dc:date>
    <dc:creator>David Ware</dc:creator>
    <meta:editing-duration>PT2M8S</meta:editing-duration>
    <meta:editing-cycles>3</meta:editing-cycles>
    <meta:generator>OpenOffice/4.1.8$Win32 OpenOffice.org_project/418m3$Build-9803</meta:generator>
    <meta:document-statistic meta:table-count="3" meta:cell-count="56" meta:object-count="0"/>
  </office:meta>
</office:document-meta>
</file>